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Ubuntu Mono" svg:font-family="'Ubuntu Mono', monospace"/>
    <style:font-face style:name="Ubuntu" svg:font-family="Ubuntu, Arial, 'libra sans', sans-serif"/>
    <style:font-face style:name="Ubuntubeta" svg:font-family="Ubuntubeta, Ubuntu, 'Bitstream Vera Sans', 'DejaVu Sans', Tahoma, sans-serif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font-name="Ubuntubeta" fo:font-size="9.75pt" fo:letter-spacing="normal" fo:font-style="italic" fo:font-weight="normal"/>
    </style:style>
    <style:style style:name="P2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font-name="Ubuntubeta" fo:font-size="9.75pt" fo:letter-spacing="normal" fo:font-style="italic" fo:font-weight="normal" officeooo:paragraph-rsid="000ab64f"/>
    </style:style>
    <style:style style:name="P3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font-name="Ubuntubeta" fo:font-size="9.75pt" fo:letter-spacing="normal" fo:font-style="italic" fo:font-weight="normal" officeooo:rsid="000ab64f" officeooo:paragraph-rsid="000ab64f"/>
    </style:style>
    <style:style style:name="P4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111111" style:font-name="Ubuntu" fo:font-size="11.25pt" fo:letter-spacing="normal" fo:font-style="normal" fo:font-weight="normal" officeooo:rsid="000ab64f" officeooo:paragraph-rsid="000ab64f"/>
    </style:style>
    <style:style style:name="P5" style:family="paragraph" style:parent-style-name="Preformatted_20_Text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font-name="Ubuntu Mono" fo:font-size="10.5pt" fo:letter-spacing="normal" fo:font-style="normal" fo:font-weight="normal"/>
    </style:style>
    <style:style style:name="P6" style:family="paragraph" style:parent-style-name="Preformatted_20_Text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font-name="Ubuntu Mono" fo:font-size="10.5pt" fo:letter-spacing="normal" fo:font-style="normal" fo:font-weight="normal" officeooo:rsid="0009acf7" officeooo:paragraph-rsid="0009acf7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503cm" fo:text-align="start" style:justify-single-word="false" fo:widows="1" fo:text-indent="0cm" style:auto-text-indent="false" fo:padding="0cm" fo:border="none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widows="1" fo:text-indent="0cm" style:auto-text-indent="false" fo:padding="0cm" fo:border="none"/>
    </style:style>
    <style:style style:name="P9" style:family="paragraph" style:parent-style-name="Text_20_body">
      <style:text-properties officeooo:rsid="000e569d" officeooo:paragraph-rsid="000e569d"/>
    </style:style>
    <style:style style:name="P10" style:family="paragraph" style:parent-style-name="Text_20_body">
      <style:text-properties officeooo:rsid="000e7096" officeooo:paragraph-rsid="000e7096"/>
    </style:style>
    <style:style style:name="P11" style:family="paragraph" style:parent-style-name="Text_20_body">
      <style:text-properties fo:font-variant="normal" fo:text-transform="none" fo:color="#242729" style:font-name="Arial" fo:font-size="11.25pt" fo:letter-spacing="normal" fo:font-style="normal" fo:font-weight="normal" officeooo:rsid="000e7096" officeooo:paragraph-rsid="000e7096"/>
    </style:style>
    <style:style style:name="P12" style:family="paragraph" style:parent-style-name="Standard">
      <style:text-properties fo:color="#002d7a" style:font-name="monospace" officeooo:rsid="000e7096" officeooo:paragraph-rsid="000e7096"/>
    </style:style>
    <style:style style:name="P13" style:family="paragraph" style:parent-style-name="Standard">
      <style:text-properties fo:color="#002d7a" style:font-name="monospace" officeooo:rsid="000fa82f" officeooo:paragraph-rsid="000fa82f"/>
    </style:style>
    <style:style style:name="P14" style:family="paragraph" style:parent-style-name="Preformatted_20_Text">
      <style:text-properties officeooo:rsid="0013ccee" officeooo:paragraph-rsid="0013ccee"/>
    </style:style>
    <style:style style:name="P15" style:family="paragraph" style:parent-style-name="Text_20_body">
      <style:text-properties officeooo:rsid="00147eb1" officeooo:paragraph-rsid="00147eb1"/>
    </style:style>
    <style:style style:name="T1" style:family="text">
      <style:text-properties officeooo:rsid="0009acf7"/>
    </style:style>
    <style:style style:name="T2" style:family="text">
      <style:text-properties officeooo:rsid="000ab64f"/>
    </style:style>
    <style:style style:name="T3" style:family="text">
      <style:text-properties fo:color="#111111" style:font-name="Ubuntu" fo:font-size="11.25pt" fo:font-style="normal"/>
    </style:style>
    <style:style style:name="T4" style:family="text">
      <style:text-properties fo:color="#111111" style:font-name="Consolas" fo:font-style="normal" fo:padding="0cm" fo:border="none"/>
    </style:style>
    <style:style style:name="T5" style:family="text">
      <style:text-properties fo:color="#111111" style:font-name="Consolas" fo:font-style="normal" officeooo:rsid="000ab64f" fo:padding="0cm" fo:border="none"/>
    </style:style>
    <style:style style:name="T6" style:family="text">
      <style:text-properties officeooo:rsid="000e569d"/>
    </style:style>
    <style:style style:name="T7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fo:padding="0cm" fo:border="none"/>
    </style:style>
    <style:style style:name="T8" style:family="text">
      <style:text-properties fo:font-variant="normal" fo:text-transform="none" fo:color="#303336" fo:letter-spacing="normal" fo:background-color="#eff0f1" loext:char-shading-value="0" fo:padding="0cm" fo:border="none"/>
    </style:style>
    <style:style style:name="T9" style:family="text">
      <style:text-properties fo:font-variant="normal" fo:text-transform="none" fo:color="#7d2727" style:font-name="Consolas" fo:font-size="9.75pt" fo:letter-spacing="normal" fo:font-style="normal" fo:font-weight="normal" fo:background-color="#eff0f1" loext:char-shading-value="0" fo:padding="0cm" fo:border="none"/>
    </style:style>
    <style:style style:name="T10" style:family="text">
      <style:text-properties fo:font-variant="normal" fo:text-transform="none" fo:color="#111111" style:font-name="Consolas" fo:font-size="9.75pt" fo:letter-spacing="normal" fo:font-style="normal" fo:font-weight="normal" fo:background-color="#eff0f1" loext:char-shading-value="0" fo:padding="0cm" fo:border="none"/>
    </style:style>
    <style:style style:name="T11" style:family="text">
      <style:text-properties officeooo:rsid="0013e4c5"/>
    </style:style>
    <style:style style:name="T12" style:family="text">
      <style:text-properties officeooo:rsid="001547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Heading_20_1" text:outline-level="1">If files are not copying <text:s/><text:span text:style-name="T1">and saying that accesss denied.</text:span></text:h>
      <text:p text:style-name="P1">sudo apt-get install samba</text:p>
      <text:p text:style-name="P1"/>
      <text:p text:style-name="P5">sudo groupadd sambashare</text:p>
      <text:p text:style-name="P1"/>
      <text:p text:style-name="P5">sudo adduser `whoami` sambashare</text:p>
      <text:p text:style-name="P5"/>
      <text:p text:style-name="P5"/>
      <text:p text:style-name="P6">Then Logout and login</text:p>
      <text:p text:style-name="P1"/>
      <text:p text:style-name="P1"/>
      <text:p text:style-name="P3">OR <text:span text:style-name="T3">Use</text:span></text:p>
      <text:p text:style-name="P3"/>
      <text:p text:style-name="P4"/>
      <text:p text:style-name="P3"><text:span text:style-name="Source_20_Text"><text:span text:style-name="T4">gksudo nautilus</text:span></text:span></text:p>
      <text:p text:style-name="P3"/>
      <text:p text:style-name="P3"><text:span text:style-name="Source_20_Text"><text:span text:style-name="T4">or</text:span></text:span></text:p>
      <text:p text:style-name="P3"><text:span text:style-name="Source_20_Text"><text:span text:style-name="T4"/></text:span></text:p>
      <text:p text:style-name="P3"><text:span text:style-name="Source_20_Text"><text:span text:style-name="T4">sudo -H nautilus</text:span></text:span></text:p>
      <text:p text:style-name="P2"/>
      <text:p text:style-name="P2"><text:s/><text:span text:style-name="T2">or</text:span></text:p>
      <text:p text:style-name="P2"/>
      <text:p text:style-name="P2"><text:span text:style-name="Source_20_Text"><text:span text:style-name="T5">sudo -i nautilus</text:span></text:span></text:p>
      <text:p text:style-name="P2"/>
      <text:p text:style-name="P2"/>
      <text:p text:style-name="P2"/>
      <text:h text:style-name="Heading_20_1" text:outline-level="1">Creat<text:span text:style-name="T6">e </text:span>a file</text:h>
      <text:p text:style-name="P9"><text:tab/>sudo touch filename</text:p>
      <text:h text:style-name="Heading_20_1" text:outline-level="1">Edit a file</text:h>
      <text:p text:style-name="P9"><text:tab/>sudo gedit filename</text:p>
      <text:p text:style-name="P9"/>
      <text:h text:style-name="Heading_20_1" text:outline-level="1">Chnage of Port</text:h>
      <text:p text:style-name="P11">For port 8080:</text:p>
      <text:p text:style-name="P8"><text:span text:style-name="Source_20_Text"><text:span text:style-name="T8"><text:s/></text:span></text:span><text:span text:style-name="Source_20_Text"><text:span text:style-name="T7">php artisan serve --port=</text:span></text:span><text:span text:style-name="Source_20_Text"><text:span text:style-name="T9">8080</text:span></text:span></text:p>
      <text:p text:style-name="P10"/>
      <text:h text:style-name="Heading_20_1" text:outline-level="1">Open the file</text:h>
      <text:p text:style-name="P7"><text:span text:style-name="Source_20_Text"><text:span text:style-name="T10">sudo vi hello.php</text:span></text:span></text:p>
      <text:p text:style-name="P10"/>
      <text:p text:style-name="P10"/>
      <text:h text:style-name="Heading_20_1" text:outline-level="1"><text:soft-page-break/>Delete the file</text:h>
      <text:p text:style-name="P12">sudo rm -r filename</text:p>
      <text:p text:style-name="P12"/>
      <text:h text:style-name="Heading_20_1" text:outline-level="1">Rename the file:</text:h>
      <text:p text:style-name="P13"/>
      <text:p text:style-name="P13">sudo mv oldfilename newfilename</text:p>
      <text:p text:style-name="P13"/>
      <text:p text:style-name="P13"/>
      <text:h text:style-name="Heading_20_1" text:outline-level="1">Create the app in laravel:</text:h>
      <text:p text:style-name="Preformatted_20_Text">php artisan app:name &lt;name-of-your-application&gt; <text:s text:c="4"/>// <text:span text:style-name="T11">only for 5.0</text:span></text:p>
      <text:p text:style-name="Preformatted_20_Text"/>
      <text:p text:style-name="P14">php artisan fix app:name</text:p>
      <text:p text:style-name="Text_20_body"/>
      <text:h text:style-name="Heading_20_1" text:outline-level="1">Giving permission:</text:h>
      <text:p text:style-name="P15">sudo chmod <text:s/>-R 777 <text:s/>storage</text:p>
      <text:p text:style-name="P15">sudo chmod -R 777 <text:s/>bootstrap</text:p>
      <text:p text:style-name="P15">sudo chmod -R 777 <text:s/>bootstrap/ca<text:span text:style-name="T12">c</text:span>h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Ubuntu Mono" svg:font-family="'Ubuntu Mono', monospace"/>
    <style:font-face style:name="Ubuntu" svg:font-family="Ubuntu, Arial, 'libra sans', sans-serif"/>
    <style:font-face style:name="Ubuntubeta" svg:font-family="Ubuntubeta, Ubuntu, 'Bitstream Vera Sans', 'DejaVu Sans', Tahoma, sans-serif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0:22:08.460732626</meta:creation-date>
    <dc:date>2017-03-22T18:28:16.265290341</dc:date>
    <meta:editing-duration>PT8H32M41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2" meta:paragraph-count="31" meta:word-count="114" meta:character-count="675" meta:non-whitespace-character-count="580"/>
  </office:meta>
</office:document-meta>
</file>